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A00000121B1D1BEBCEE962A8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deea" officeooo:paragraph-rsid="0012deea"/>
    </style:style>
    <style:style style:name="P2" style:family="paragraph" style:parent-style-name="Standard">
      <style:text-properties officeooo:rsid="0012deea" officeooo:paragraph-rsid="0012e8a6"/>
    </style:style>
    <style:style style:name="P3" style:family="paragraph" style:parent-style-name="Standard">
      <style:text-properties officeooo:paragraph-rsid="0012e8a6"/>
    </style:style>
    <style:style style:name="P4" style:family="paragraph" style:parent-style-name="Standard">
      <style:text-properties officeooo:paragraph-rsid="001590b5"/>
    </style:style>
    <style:style style:name="P5" style:family="paragraph" style:parent-style-name="Standard" style:list-style-name="L1">
      <loext:graphic-properties draw:fill="none"/>
      <style:paragraph-properties fo:background-color="transparent"/>
      <style:text-properties officeooo:paragraph-rsid="00177309"/>
    </style:style>
    <style:style style:name="P6" style:family="paragraph" style:parent-style-name="Standard" style:list-style-name="L1" style:master-page-name="">
      <loext:graphic-properties draw:fill="none"/>
      <style:paragraph-properties style:page-number="auto" fo:background-color="transparent"/>
      <style:text-properties officeooo:paragraph-rsid="00177309"/>
    </style:style>
    <style:style style:name="P7" style:family="paragraph" style:parent-style-name="Standard" style:list-style-name="L1">
      <loext:graphic-properties draw:fill="none"/>
      <style:paragraph-properties fo:background-color="transparent"/>
      <style:text-properties officeooo:paragraph-rsid="00182b7a"/>
    </style:style>
    <style:style style:name="P8" style:family="paragraph" style:parent-style-name="Standard" style:list-style-name="L1">
      <loext:graphic-properties draw:fill="none"/>
      <style:paragraph-properties fo:background-color="transparent"/>
      <style:text-properties officeooo:paragraph-rsid="001bbd1a"/>
    </style:style>
    <style:style style:name="P9" style:family="paragraph" style:parent-style-name="Standard" style:list-style-name="L1">
      <loext:graphic-properties draw:fill="none"/>
      <style:paragraph-properties fo:background-color="transparent"/>
      <style:text-properties officeooo:paragraph-rsid="001eba30"/>
    </style:style>
    <style:style style:name="P10" style:family="paragraph" style:parent-style-name="Standard" style:list-style-name="L1">
      <style:text-properties officeooo:rsid="0012deea" officeooo:paragraph-rsid="0012deea"/>
    </style:style>
    <style:style style:name="P11" style:family="paragraph" style:parent-style-name="Standard">
      <loext:graphic-properties draw:fill="none"/>
      <style:paragraph-properties fo:background-color="transparent"/>
      <style:text-properties officeooo:rsid="00182b7a" officeooo:paragraph-rsid="001eba30"/>
    </style:style>
    <style:style style:name="P12" style:family="paragraph" style:parent-style-name="Standard">
      <loext:graphic-properties draw:fill="none"/>
      <style:paragraph-properties fo:background-color="transparent"/>
      <style:text-properties officeooo:paragraph-rsid="00182b7a"/>
    </style:style>
    <style:style style:name="P13" style:family="paragraph" style:parent-style-name="Standard" style:list-style-name="L1">
      <loext:graphic-properties draw:fill="none"/>
      <style:paragraph-properties fo:background-color="transparent"/>
      <style:text-properties officeooo:rsid="0019183e" officeooo:paragraph-rsid="0019183e"/>
    </style:style>
    <style:style style:name="P14" style:family="paragraph" style:parent-style-name="Standard">
      <loext:graphic-properties draw:fill="none"/>
      <style:paragraph-properties fo:background-color="transparent"/>
      <style:text-properties officeooo:paragraph-rsid="0019183e"/>
    </style:style>
    <style:style style:name="P15" style:family="paragraph" style:parent-style-name="Standard">
      <loext:graphic-properties draw:fill="none"/>
      <style:paragraph-properties fo:background-color="transparent"/>
      <style:text-properties officeooo:rsid="001bbd1a" officeooo:paragraph-rsid="001bbd1a"/>
    </style:style>
    <style:style style:name="P16" style:family="paragraph" style:parent-style-name="Standard" style:list-style-name="L1">
      <loext:graphic-properties draw:fill="none"/>
      <style:paragraph-properties fo:background-color="transparent"/>
      <style:text-properties officeooo:rsid="001c74b9" officeooo:paragraph-rsid="001c74b9"/>
    </style:style>
    <style:style style:name="P17" style:family="paragraph" style:parent-style-name="Standard" style:list-style-name="L1">
      <loext:graphic-properties draw:fill="none"/>
      <style:paragraph-properties fo:background-color="transparent"/>
      <style:text-properties officeooo:rsid="001dc2b2" officeooo:paragraph-rsid="001dc2b2"/>
    </style:style>
    <style:style style:name="P18" style:family="paragraph" style:parent-style-name="Standard">
      <loext:graphic-properties draw:fill="none"/>
      <style:paragraph-properties fo:background-color="transparent"/>
      <style:text-properties officeooo:paragraph-rsid="001eba30"/>
    </style:style>
    <style:style style:name="T1" style:family="text">
      <style:text-properties officeooo:rsid="0012e8a6"/>
    </style:style>
    <style:style style:name="T2" style:family="text">
      <style:text-properties officeooo:rsid="0013d51e"/>
    </style:style>
    <style:style style:name="T3" style:family="text">
      <style:text-properties officeooo:rsid="001590b5"/>
    </style:style>
    <style:style style:name="T4" style:family="text">
      <style:text-properties officeooo:rsid="0017dd6f"/>
    </style:style>
    <style:style style:name="T5" style:family="text">
      <style:text-properties officeooo:rsid="00182b7a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language="en" fo:country="US" fo:font-weight="normal" officeooo:rsid="00182b7a" style:font-weight-asian="normal" style:font-weight-complex="normal"/>
    </style:style>
    <style:style style:name="T8" style:family="text">
      <style:text-properties fo:language="en" fo:country="US" fo:font-weight="normal" officeooo:rsid="0017dd6f" style:font-weight-asian="normal" style:font-weight-complex="normal"/>
    </style:style>
    <style:style style:name="T9" style:family="text">
      <style:text-properties fo:language="en" fo:country="US" fo:font-weight="normal" officeooo:rsid="0019183e" style:font-weight-asian="normal" style:font-weight-complex="normal"/>
    </style:style>
    <style:style style:name="T10" style:family="text">
      <style:text-properties officeooo:rsid="001eba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60974655" text:style-name="L1">
        <text:list-item>
          <text:p text:style-name="P10">a. Statically typed languages – Programming languages which <text:span text:style-name="T1">check</text:span> the <text:span text:style-name="T1">data types at compile-time are statically typed languages</text:span></text:p>
        </text:list-item>
      </text:list>
      <text:p text:style-name="P1"/>
      <text:p text:style-name="P2"><text:tab/><text:span text:style-name="T1">b. Dynami</text:span>cally typed languages – Programming languages which <text:span text:style-name="T1">check</text:span> the <text:span text:style-name="T1">data types at <text:tab/>run-time are dynamically typed languages</text:span></text:p>
      <text:p text:style-name="P2"/>
      <text:p text:style-name="P3"><text:span text:style-name="T1"><text:tab/>c. Strongly Typed Languages – </text:span><text:span text:style-name="T2">Programming languages of which the data </text:span>types limit the <text:tab/>values that a variable can hold or that an expression can produce <text:span text:style-name="T2">and </text:span>limit the operations <text:tab/>supported on those values, and determine the meaning of the operations <text:span text:style-name="T2">are called strongly <text:tab/>typed languages.</text:span></text:p>
      <text:p text:style-name="P3"/>
      <text:p text:style-name="P4"><text:span text:style-name="T2"><text:tab/>d. Loosely Typed Languages – </text:span><text:span text:style-name="T3">Programming languages of which that do not check the data <text:tab/>types strictly, or </text:span><text:s/>language<text:span text:style-name="T3">s that</text:span> makes it simple to define variables with various data types <text:tab/><text:span text:style-name="T3">and that does not hold limits of values that the data types can hold are called loosely typed <text:tab/>languages.</text:span></text:p>
      <text:p text:style-name="P4"/>
      <text:list xml:id="list201012963606658" text:continue-numbering="true" text:style-name="L1">
        <text:list-header>
          <text:p text:style-name="P6"/>
        </text:list-header>
        <text:list-item>
          <text:p text:style-name="P7"><text:span text:style-name="T4">Case Sensitive – </text:span><text:span text:style-name="T5">If a </text:span><text:span text:style-name="T6"><text:s/>programming language </text:span><text:span text:style-name="T7">has</text:span><text:span text:style-name="T6"> </text:span><text:span text:style-name="T9">the </text:span><text:span text:style-name="T6">ability to distinguish between upper and lower case versions of a letter in the language's character set, </text:span><text:span text:style-name="T7">that is a case sensitive programming language.</text:span></text:p>
          <text:list>
            <text:list-header>
              <text:p text:style-name="P13"><text:span text:style-name="T7">E</text:span><text:span text:style-name="T6">g:- numberOne and numberone are idenfied as two different idenfifiers.</text:span></text:p>
            </text:list-header>
          </text:list>
        </text:list-item>
      </text:list>
      <text:p text:style-name="P12"><text:span text:style-name="T7"><text:tab/></text:span></text:p>
      <text:p text:style-name="P12"><text:span text:style-name="T7"><text:tab/></text:span><text:span text:style-name="T8">Case </text:span><text:span text:style-name="T7">Ins</text:span><text:span text:style-name="T8">ensitive – </text:span><text:span text:style-name="T7">If a <text:s/>programming language has </text:span><text:span text:style-name="T9">the </text:span><text:span text:style-name="T7">ability to </text:span><text:span text:style-name="T9">ignore the difference</text:span><text:span text:style-name="T7"> <text:tab/>between upper and lower case versions of a letter in the language's character set </text:span><text:span text:style-name="T9">or if they <text:tab/>are identified as the same character</text:span><text:span text:style-name="T7">, that is a case </text:span><text:span text:style-name="T9">in</text:span><text:span text:style-name="T7">sensitive programming language. </text:span></text:p>
      <text:p text:style-name="P14"><text:span text:style-name="T7"><text:tab/><text:tab/></text:span><text:span text:style-name="T9">Eg:- numberOne and numberone are idenfied as the same idenfifier.</text:span></text:p>
      <text:p text:style-name="P14"><text:span text:style-name="T9"/></text:p>
      <text:p text:style-name="P14"><text:span text:style-name="T9"><text:tab/>Case sensitive-insensitive – Programming languages which act as case sensitive in some <text:tab/>instances and as case insensitive in some instances</text:span></text:p>
      <text:p text:style-name="P14"><text:span text:style-name="T9"/></text:p>
      <text:p text:style-name="P14"><text:span text:style-name="T9"><text:tab/>Java is a case sensitive programming language.</text:span></text:p>
      <text:p text:style-name="P12"><text:span text:style-name="T7"/></text:p>
      <text:list xml:id="list201012925244775" text:continue-numbering="true" text:style-name="L1">
        <text:list-header>
          <text:p text:style-name="P5"><text:span text:style-name="T7"/></text:p>
        </text:list-header>
        <text:list-item>
          <text:p text:style-name="P16"><text:span text:style-name="T7">I</text:span><text:span text:style-name="T6">dentity Conversion is the conversion from a data type to that same data type, which is permitted for any data type.</text:span></text:p>
          <text:list>
            <text:list-header>
              <text:p text:style-name="P16"><text:span text:style-name="T6">Eg:-<text:tab/>int num1 = 10;</text:span></text:p>
              <text:list>
                <text:list-item>
                  <text:list>
                    <text:list-header>
                      <text:p text:style-name="P16"><text:span text:style-name="T6">long num2 = 558673932L;</text:span></text:p>
                    </text:list-header>
                  </text:list>
                </text:list-item>
              </text:list>
            </text:list-header>
          </text:list>
        </text:list-item>
      </text:list>
      <text:p text:style-name="P15"/>
      <text:p text:style-name="P15"/>
      <text:list xml:id="list201014288218665" text:continue-numbering="true" text:style-name="L1">
        <text:list-item>
          <text:p text:style-name="P17">Widening Primitive Conversion – Generally, data types with lower bit size will be automatically converted to higher bit sized data types. That is widening primitive conversion.</text:p>
          <text:p text:style-name="P17"/>
          <text:list>
            <text:list-header>
              <text:p text:style-name="P17">byte —&gt; short —&gt; int —&gt; long</text:p>
              <text:p text:style-name="P17">float —&gt; double</text:p>
            </text:list-header>
          </text:list>
          <text:p text:style-name="P17"/>
          <text:p text:style-name="P9"><text:span text:style-name="T10">Furthermore, widening primitive conversion will occur from int to float and double, long to float and double also. These conversions </text:span>do not depend on bit size. Because the the bit structures of these converting types are different.</text:p>
        </text:list-item>
      </text:list>
      <text:p text:style-name="P18"><draw:frame draw:style-name="fr1" draw:name="Image1" text:anchor-type="char" svg:x="0.0319in" svg:y="0in" svg:width="4.8382in" svg:height="2.3862in" draw:z-index="0"><draw:image xlink:href="Pictures/100000000000024A00000121B1D1BEBCEE962A83.jpg" xlink:type="simple" xlink:show="embed" xlink:actuate="onLoad" draw:mime-type="image/jpe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1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16:20:47.881834115</meta:creation-date>
    <dc:date>2023-07-30T20:10:12.223941878</dc:date>
    <meta:editing-duration>PT45M35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2" meta:paragraph-count="18" meta:word-count="354" meta:character-count="2248" meta:non-whitespace-character-count="1884"/>
  </office:meta>
</office:document-meta>
</file>